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84598" officeooo:paragraph-rsid="00084598"/>
    </style:style>
    <style:style style:name="P2" style:family="paragraph" style:parent-style-name="Standard">
      <style:text-properties officeooo:rsid="00084598" officeooo:paragraph-rsid="00084598"/>
    </style:style>
    <style:style style:name="P3" style:family="paragraph" style:parent-style-name="Text_20_body" style:list-style-name="L2">
      <style:text-properties officeooo:rsid="000a4823" officeooo:paragraph-rsid="000a482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bookmark text:name="yui_3_17_2_1_1637859587279_47"/>Séance 4 - Interlude : ... sécurité nulle part ?</text:p>
      <text:h text:style-name="Heading_20_3" text:outline-level="3"><text:bookmark text:name="yui_3_17_2_1_1637859587279_41"/>Utiliser un réseau  :  une question de logiciels !</text:h>
      <text:list xml:id="list1565113505" text:style-name="L1">
        <text:list-item>
          <text:p text:style-name="P1">Interfaces &amp; Docs</text:p>
          <text:list>
            <text:list-item>
              <text:p text:style-name="P1">Un logiciel tel que <text:span text:style-name="T1">sass </text:span><text:span text:style-name="T2">propose des données</text:span></text:p>
            </text:list-item>
            <text:list-item>
              <text:p text:style-name="P1"><text:span text:style-name="T2">Le logiciel Google Chrome, Mozilla Firefox, … récupère les données transmises</text:span></text:p>
            </text:list-item>
          </text:list>
        </text:list-item>
        <text:list-item>
          <text:p text:style-name="P1"><text:span text:style-name="T2">Programmation Serveur Web</text:span></text:p>
          <text:list>
            <text:list-item>
              <text:p text:style-name="P1"><text:span text:style-name="T2">Le logiciel phpmyadmin , ou un SGBD, permet de mettre à disposition des données</text:span></text:p>
            </text:list-item>
            <text:list-item>
              <text:p text:style-name="P1"><text:span text:style-name="T2">PHP récupère ses données</text:span></text:p>
            </text:list-item>
          </text:list>
        </text:list-item>
      </text:list>
      <text:h text:style-name="Heading_20_3" text:outline-level="3"><text:bookmark text:name="yui_3_17_2_1_1637859587279_49"/>Utiliser un réseau : Une question de protocoles !</text:h>
      <text:list xml:id="list2999570979" text:style-name="L2">
        <text:list-item>
          <text:p text:style-name="P3">Points 2 à 4 : TCP, HTTP, FTP</text:p>
        </text:list-item>
        <text:list-item>
          <text:p text:style-name="P3">Point 5 html : HTTP</text:p>
        </text:list-item>
        <text:list-item>
          <text:p text:style-name="P3">Point 5 php : HTTP</text:p>
        </text:list-item>
      </text:list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8:00:08.697024609</meta:creation-date>
    <dc:date>2021-11-25T18:18:14.654563154</dc:date>
    <meta:editing-duration>PT17M3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98" meta:character-count="488" meta:non-whitespace-character-count="409"/>
  </office:meta>
</office:document-meta>
</file>